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Thin" svg:font-family="'Ubuntu Thin'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Thin" fo:font-size="10pt" style:font-size-asian="10pt" style:font-size-complex="10pt"/>
    </style:style>
    <style:style style:name="P2" style:family="paragraph" style:parent-style-name="Standard">
      <style:text-properties style:font-name="Ubuntu Thin"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</text:p>
      <text:p text:style-name="P2">Niezbędni</text:p>
      <text:p text:style-name="P1"/>
      <text:p text:style-name="P1">Zasada specjalna:</text:p>
      <text:p text:style-name="P1">Niezbędni są bardzo higieniczni i często się myją.</text:p>
      <text:p text:style-name="P1">W swojej turze wybierz członka rodziny - zwiększ jego odporność o 1</text:p>
      <text:p text:style-name="P1">-------------------------------</text:p>
      <text:p text:style-name="P1">Leon Niezbędny</text:p>
      <text:p text:style-name="P1">67 lat</text:p>
      <text:p text:style-name="P1">Mężczyzna</text:p>
      <text:p text:style-name="P1">Początkowa odporność: 4</text:p>
      <text:p text:style-name="P1">Początkowe zdrowie: 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</text:p>
      <text:p text:style-name="P1">Maria Niezbędna 58 lat</text:p>
      <text:p text:style-name="P1">Kobieta</text:p>
      <text:p text:style-name="P1">Początkowa odporność: 4</text:p>
      <text:p text:style-name="P1">Początkowe zdrowie: 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</text:p>
      <text:p text:style-name="P1">Joanna Niezbędna 37 lat</text:p>
      <text:p text:style-name="P1">Kobieta</text:p>
      <text:p text:style-name="P1">Początkowa odporność: 5</text:p>
      <text:p text:style-name="P1">Początkowe zdrowie: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</text:p>
      <text:p text:style-name="P1">Dominik Niezbędny 30 lat</text:p>
      <text:p text:style-name="P1">Mężczyzna</text:p>
      <text:p text:style-name="P1">Początkowa odporność: 6</text:p>
      <text:p text:style-name="P1">Początkowe zdrowie: 5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Thin" svg:font-family="'Ubuntu Thin'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22:06:16.794007778</meta:creation-date>
    <dc:date>2020-04-05T22:10:12.709428875</dc:date>
    <meta:editing-duration>PT3M56S</meta:editing-duration>
    <meta:editing-cycles>1</meta:editing-cycles>
    <meta:document-statistic meta:table-count="0" meta:image-count="0" meta:object-count="0" meta:page-count="1" meta:paragraph-count="26" meta:word-count="72" meta:character-count="599" meta:non-whitespace-character-count="553"/>
    <meta:generator>LibreOffice/6.3.5.2$Linux_X86_64 LibreOffice_project/30$Build-2</meta:generator>
  </office:meta>
</office:document-meta>
</file>